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arser.evalAddition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evalSubtraction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parseVarArgs( Function fun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pertyParser.parseArgs( Function func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ertyParser.parsePrimaryExpr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PropertyParser.parseUnaryExp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arser.parse( String expr , PropertyInfo prop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Parser.evalDivide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parseMultiplicativeExp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Parser.parseAdditiveExp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yParser.evalMultiply( Numeric op1 , Numeric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evalNegate( Numeric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expectRp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rser.parseProper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pertyParser.PropertyParser( String propExpr , PropertyInfo p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Parser.evalModulo( Number op1 , Number o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